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1A444E5B3D4F947AA5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es" fo:country="ES" fo:font-weight="bold" officeooo:rsid="000cfd40" officeooo:paragraph-rsid="000cfd40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0cfd40"/>
    </style:style>
    <style:style style:name="P3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18fb56" officeooo:paragraph-rsid="000cfd40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0cfd40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14e30e" officeooo:paragraph-rsid="000cfd40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fo:language="es" fo:country="ES" officeooo:rsid="000cfd40" officeooo:paragraph-rsid="000cfd40" style:font-size-asian="18pt" style:font-size-complex="18pt"/>
    </style:style>
    <style:style style:name="P7" style:family="paragraph" style:parent-style-name="Table_20_Contents">
      <style:text-properties fo:language="es" fo:country="ES" officeooo:paragraph-rsid="000cfd4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792312939520">
          <table:table-cell table:style-name="ofimática.A1" table:number-columns-spanned="3" office:value-type="string">
            <text:p text:style-name="P1">PHP</text:p>
          </table:table-cell>
          <table:covered-table-cell/>
          <table:covered-table-cell/>
        </table:table-row>
        <table:table-row table:style-name="TableLine2792312947952">
          <table:table-cell table:style-name="ofimática.A2" office:value-type="string">
            <text:p text:style-name="P3">CATEGORÍA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792312948224">
          <table:table-cell table:style-name="ofimática.A3" office:value-type="string">
            <text:p text:style-name="P5">PROGRAMACIÓN</text:p>
          </table:table-cell>
          <table:table-cell table:style-name="ofimática.B3" office:value-type="float" office:value="220">
            <text:p text:style-name="P6">220</text:p>
          </table:table-cell>
          <table:table-cell table:style-name="ofimática.C2" office:value-type="string">
            <text:p text:style-name="P7"><draw:frame draw:style-name="fr1" draw:name="Imagen3" text:anchor-type="char" svg:x="0.45cm" svg:y="0.318cm" svg:width="7.571cm" svg:height="3.53cm" draw:z-index="0"><draw:image xlink:href="Pictures/1000000000000384000001A444E5B3D4F947AA55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00:48:33.446000000</meta:creation-date>
    <dc:date>2023-02-26T00:49:10.759000000</dc:date>
    <meta:editing-duration>PT37S</meta:editing-duration>
    <meta:editing-cycles>1</meta:editing-cycles>
    <meta:document-statistic meta:table-count="1" meta:image-count="1" meta:object-count="0" meta:page-count="1" meta:paragraph-count="6" meta:word-count="6" meta:character-count="38" meta:non-whitespace-character-count="38"/>
    <meta:generator>LibreOffice/7.1.4.2$Windows_X86_64 LibreOffice_project/a529a4fab45b75fefc5b6226684193eb000654f6</meta:generator>
  </office:meta>
</office:document-meta>
</file>